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 fo:line-height="150%"/>
    </style:style>
    <style:style style:name="T2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paragraph-properties fo:text-align="center" fo:margin-bottom="0in" fo:line-height="150%"/>
    </style:style>
    <style:style style:name="T4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 fo:text-align="center"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7" style:parent-style-name="Fonteparág.padrão" style:family="text">
      <style:text-properties style:font-name="Times New Roman" style:font-name-asian="Times New Roman" style:font-name-complex="Times New Roman" style:language-asian="pt" style:country-asian="BR"/>
    </style:style>
    <style:style style:name="T8" style:parent-style-name="Fonteparág.padrão" style:family="text">
      <style:text-properties style:font-name="Arial" style:font-name-asian="Times New Roman" fo:font-weight="bold" style:font-weight-asian="bold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fo:font-weight="bold" style:font-weight-asian="bold" fo:font-size="14pt" style:font-size-asian="14pt" style:font-size-complex="14pt" style:language-asian="pt" style:country-asian="BR" fo:hyphenate="true"/>
    </style:style>
    <style:style style:name="P10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fo:font-weight="bold" style:font-weight-asian="bold" fo:font-size="14pt" style:font-size-asian="14pt" style:font-size-complex="14pt" style:language-asian="pt" style:country-asian="BR" fo:hyphenate="true"/>
    </style:style>
    <style:style style:name="P11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fo:font-weight="bold" style:font-weight-asian="bold" fo:font-size="14pt" style:font-size-asian="14pt" style:font-size-complex="14pt" style:language-asian="pt" style:country-asian="BR" fo:hyphenate="true"/>
    </style:style>
    <style:style style:name="P12" style:parent-style-name="Normal" style:family="paragraph">
      <style:paragraph-properties fo:text-align="center" fo:margin-bottom="0in" fo:line-height="150%" fo:text-indent="0.4923in"/>
    </style:style>
    <style:style style:name="T13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paragraph-properties fo:text-align="center" fo:margin-bottom="0in" fo:line-height="150%" fo:text-indent="0.4923in"/>
    </style:style>
    <style:style style:name="T15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6" style:parent-style-name="Normal" style:family="paragraph">
      <style:paragraph-properties fo:text-align="center" fo:margin-bottom="0in" fo:line-height="150%" fo:text-indent="0.4923in"/>
    </style:style>
    <style:style style:name="T17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text-align="center" fo:margin-bottom="0in" fo:line-height="150%" fo:text-indent="0.4923in"/>
    </style:style>
    <style:style style:name="T19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0" style:parent-style-name="Normal" style:family="paragraph">
      <style:paragraph-properties fo:text-align="center" fo:margin-bottom="0in" fo:line-height="150%" fo:text-indent="0.4923in"/>
    </style:style>
    <style:style style:name="T21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2" style:parent-style-name="Normal" style:family="paragraph">
      <style:paragraph-properties fo:text-align="center" fo:margin-bottom="0in" fo:line-height="150%" fo:text-indent="0.4923in"/>
    </style:style>
    <style:style style:name="T23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4" style:parent-style-name="Normal" style:family="paragraph">
      <style:paragraph-properties fo:text-align="center" fo:margin-bottom="0in" fo:line-height="150%"/>
    </style:style>
    <style:style style:name="T25" style:parent-style-name="Fonteparág.padrão" style:family="text">
      <style:text-properties style:font-name="Arial" fo:font-weight="bold" style:font-weight-asian="bold" fo:font-size="14pt" style:font-size-asian="14pt" style:font-size-complex="14pt"/>
    </style:style>
    <style:style style:name="T26" style:parent-style-name="Fonteparág.padrão" style:family="text">
      <style:text-properties style:font-name="Arial" fo:font-size="14pt" style:font-size-asian="14pt" style:font-size-complex="14pt"/>
    </style:style>
    <style:style style:name="T27" style:parent-style-name="Fonteparág.padrão" style:family="text">
      <style:text-properties style:font-name="Arial" fo:font-size="14pt" style:font-size-asian="14pt" style:font-size-complex="14pt"/>
    </style:style>
    <style:style style:name="T28" style:parent-style-name="Fonteparág.padrão" style:family="text">
      <style:text-properties style:font-name="Arial" fo:font-size="14pt" style:font-size-asian="14pt" style:font-size-complex="14pt"/>
    </style:style>
    <style:style style:name="T29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T30" style:parent-style-name="Fonteparág.padrão" style:family="text">
      <style:text-properties style:font-name="Arial" fo:font-size="14pt" style:font-size-asian="14pt" style:font-size-complex="14pt"/>
    </style:style>
    <style:style style:name="P31" style:parent-style-name="Normal" style:family="paragraph">
      <style:paragraph-properties fo:text-align="center" fo:margin-bottom="0in" fo:line-height="150%" fo:text-indent="0.4923in"/>
    </style:style>
    <style:style style:name="T32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3" style:parent-style-name="Normal" style:family="paragraph">
      <style:paragraph-properties fo:text-align="center" fo:margin-bottom="0in" fo:line-height="150%" fo:text-indent="0.4923in"/>
    </style:style>
    <style:style style:name="T34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5" style:parent-style-name="Normal" style:family="paragraph">
      <style:paragraph-properties fo:text-align="center" fo:margin-bottom="0in" fo:line-height="150%" fo:text-indent="0.4923in"/>
    </style:style>
    <style:style style:name="T36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7" style:parent-style-name="Normal" style:family="paragraph">
      <style:paragraph-properties fo:text-align="center" fo:margin-bottom="0in" fo:line-height="150%" fo:text-indent="0.4923in"/>
    </style:style>
    <style:style style:name="T38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9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0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1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2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3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4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5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6" style:parent-style-name="Normal" style:family="paragraph">
      <style:paragraph-properties fo:text-align="center" fo:margin-bottom="0in" fo:line-height="150%"/>
    </style:style>
    <style:style style:name="T47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T48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T49" style:parent-style-name="Fonteparág.padrão" style:family="text">
      <style:text-properties style:font-name="Arial" style:font-name-asian="Arial" fo:font-weight="bold" style:font-weight-asian="bold" style:font-weight-complex="bold"/>
    </style:style>
    <style:style style:name="P50" style:parent-style-name="Normal" style:family="paragraph">
      <style:paragraph-properties fo:break-before="page"/>
      <style:text-properties fo:hyphenate="true"/>
    </style:style>
    <style:style style:name="T51" style:parent-style-name="Fonteparág.padrão" style:family="text">
      <style:text-properties style:font-name="Arial" style:font-name-asian="Arial"/>
    </style:style>
    <style:style style:name="P5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8" style:parent-style-name="Normal" style:family="paragraph">
      <style:paragraph-properties fo:text-align="justify" fo:margin-bottom="0in" fo:line-height="150%"/>
    </style:style>
    <style:style style:name="T79" style:parent-style-name="Fonteparág.padrão" style:family="text">
      <style:text-properties style:font-name="Arial" style:font-name-asian="Arial"/>
    </style:style>
    <style:style style:name="P8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0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0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0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03" style:parent-style-name="CabeçalhodoSumário" style:family="paragraph">
      <style:text-properties style:font-name="Arial" style:font-name-asian="Arial" style:font-name-complex="Arial" fo:font-weight="bold" style:font-weight-asian="bold" style:font-weight-complex="bold" style:use-window-font-color="true" fo:font-size="14pt" style:font-size-asian="14pt" style:font-size-complex="14pt" style:language-asian="en" style:country-asian="US"/>
    </style:style>
    <style:style style:name="P104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5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06" style:parent-style-name="Hyperlink" style:family="text">
      <style:text-properties style:font-name-asian="Arial"/>
    </style:style>
    <style:style style:name="P107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08" style:parent-style-name="Hyperlink" style:family="text">
      <style:text-properties style:font-name-asian="Arial"/>
    </style:style>
    <style:style style:name="P109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10" style:parent-style-name="Hyperlink" style:family="text">
      <style:text-properties style:font-name-asian="Arial"/>
    </style:style>
    <style:style style:name="T111" style:parent-style-name="Hyperlink" style:family="text">
      <style:text-properties style:font-name-asian="Arial"/>
    </style:style>
    <style:style style:name="P112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13" style:parent-style-name="Hyperlink" style:family="text">
      <style:text-properties style:font-name-asian="Arial"/>
    </style:style>
    <style:style style:name="P114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15" style:parent-style-name="Hyperlink" style:family="text">
      <style:text-properties style:font-name-asian="Arial"/>
    </style:style>
    <style:style style:name="P11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1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18" style:parent-style-name="Normal" style:family="paragraph">
      <style:text-properties style:font-name="Arial" style:font-name-asian="Arial" fo:font-weight="bold" style:font-weight-asian="bold" style:font-weight-complex="bold"/>
    </style:style>
    <style:style style:name="P119" style:parent-style-name="Normal" style:family="paragraph">
      <style:text-properties style:font-name="Arial" style:font-name-asian="Arial" fo:font-weight="bold" style:font-weight-asian="bold" style:font-weight-complex="bold"/>
    </style:style>
    <style:style style:name="P120" style:parent-style-name="Normal" style:family="paragraph">
      <style:text-properties style:font-name="Arial" style:font-name-asian="Arial" fo:font-weight="bold" style:font-weight-asian="bold" style:font-weight-complex="bold"/>
    </style:style>
    <style:style style:name="P121" style:parent-style-name="Normal" style:family="paragraph">
      <style:paragraph-properties fo:text-align="end"/>
      <style:text-properties style:font-name="Arial" style:font-name-asian="Arial"/>
    </style:style>
    <style:style style:name="P122" style:parent-style-name="Normal" style:family="paragraph">
      <style:paragraph-properties fo:text-align="end"/>
      <style:text-properties style:font-name="Arial" style:font-name-asian="Arial"/>
    </style:style>
    <style:style style:name="P123" style:parent-style-name="Normal" style:family="paragraph">
      <style:paragraph-properties fo:text-align="end"/>
      <style:text-properties style:font-name="Arial" style:font-name-asian="Arial"/>
    </style:style>
    <style:style style:name="P124" style:parent-style-name="Normal" style:family="paragraph">
      <style:paragraph-properties fo:text-align="end"/>
      <style:text-properties style:font-name="Arial" style:font-name-asian="Arial"/>
    </style:style>
    <style:style style:name="P125" style:parent-style-name="Normal" style:family="paragraph">
      <style:paragraph-properties fo:text-align="end"/>
      <style:text-properties style:font-name="Arial" style:font-name-asian="Arial"/>
    </style:style>
    <style:style style:name="P126" style:parent-style-name="Normal" style:family="paragraph">
      <style:paragraph-properties fo:text-align="end"/>
      <style:text-properties style:font-name="Arial" style:font-name-asian="Arial"/>
    </style:style>
    <style:style style:name="P127" style:parent-style-name="Normal" style:family="paragraph">
      <style:paragraph-properties fo:text-align="end"/>
      <style:text-properties style:font-name="Arial" style:font-name-asian="Arial"/>
    </style:style>
    <style:style style:name="P128" style:parent-style-name="Normal" style:family="paragraph">
      <style:paragraph-properties fo:text-align="end"/>
      <style:text-properties style:font-name="Arial" style:font-name-asian="Arial"/>
    </style:style>
    <style:style style:name="P129" style:parent-style-name="Normal" style:family="paragraph">
      <style:paragraph-properties fo:text-align="end"/>
      <style:text-properties style:font-name="Arial" style:font-name-asian="Arial"/>
    </style:style>
    <style:style style:name="P130" style:parent-style-name="Normal" style:family="paragraph">
      <style:paragraph-properties fo:text-align="end"/>
      <style:text-properties style:font-name="Arial" style:font-name-asian="Arial"/>
    </style:style>
    <style:style style:name="P131" style:parent-style-name="Normal" style:family="paragraph">
      <style:paragraph-properties fo:text-align="end"/>
      <style:text-properties style:font-name="Arial" style:font-name-asian="Arial"/>
    </style:style>
    <style:style style:name="P132" style:parent-style-name="Normal" style:family="paragraph">
      <style:paragraph-properties fo:text-align="end"/>
      <style:text-properties style:font-name="Arial" style:font-name-asian="Arial"/>
    </style:style>
    <style:style style:name="P133" style:parent-style-name="Normal" style:family="paragraph">
      <style:paragraph-properties fo:text-align="end"/>
      <style:text-properties style:font-name="Arial" style:font-name-asian="Arial"/>
    </style:style>
    <style:style style:name="T134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T135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36" style:parent-style-name="Normal" style:family="paragraph">
      <style:text-properties style:font-name="Arial" style:font-name-asian="Arial" style:text-underline-type="single" style:text-underline-style="solid" style:text-underline-width="auto" style:text-underline-mode="continuous"/>
    </style:style>
    <style:style style:name="P13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38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9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0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1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2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3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4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5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6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8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9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0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1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2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3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4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5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6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8" style:parent-style-name="Título1" style:family="paragraph">
      <style:paragraph-properties fo:text-align="justify" fo:margin-top="0in" fo:line-height="150%" fo:text-indent="0.4923in"/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59" style:parent-style-name="Título2" style:family="paragraph">
      <style:paragraph-properties fo:text-align="justify" fo:margin-top="0in" fo:line-height="150%" fo:text-indent="0.4916in"/>
      <style:text-properties style:font-name="Arial" style:font-name-asian="Arial" style:font-name-complex="Arial" style:use-window-font-color="true" fo:font-size="12pt" style:font-size-asian="12pt" style:font-size-complex="12pt"/>
    </style:style>
    <style:style style:name="P160" style:parent-style-name="Título2" style:family="paragraph">
      <style:paragraph-properties fo:text-align="justify" fo:margin-top="0in" fo:line-height="150%" fo:text-indent="0.4923in"/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61" style:parent-style-name="Título2" style:family="paragraph">
      <style:paragraph-properties fo:text-align="justify" fo:margin-top="0in" fo:line-height="150%" fo:text-indent="0.4923in"/>
    </style:style>
    <style:style style:name="T162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63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164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165" style:parent-style-name="Título2" style:family="paragraph">
      <style:paragraph-properties fo:text-align="justify" fo:margin-top="0in" fo:line-height="150%" fo:text-indent="0.4923in"/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66" style:parent-style-name="Normal" style:family="paragraph">
      <style:paragraph-properties fo:text-align="justify" fo:margin-bottom="0in" fo:line-height="150%" fo:text-indent="0.4923in"/>
    </style:style>
    <style:style style:name="T167" style:parent-style-name="Fonteparág.padrão" style:family="text">
      <style:text-properties style:language-asian="pt" style:country-asian="BR"/>
    </style:style>
    <style:style style:name="T168" style:parent-style-name="Fonteparág.padrão" style:family="text">
      <style:text-properties style:font-name="Arial" style:font-name-asian="Arial" style:language-asian="pt" style:country-asian="BR"/>
    </style:style>
    <style:style style:name="T169" style:parent-style-name="Fonteparág.padrão" style:family="text">
      <style:text-properties style:font-name="Arial" style:font-name-asian="Arial"/>
    </style:style>
    <style:style style:name="T170" style:parent-style-name="Fonteparág.padrão" style:family="text">
      <style:text-properties style:font-name="Arial" style:font-name-asian="Arial"/>
    </style:style>
    <style:style style:name="P171" style:parent-style-name="Normal" style:family="paragraph">
      <style:paragraph-properties fo:text-align="justify" fo:margin-top="0.1666in" fo:margin-bottom="0.1666in" fo:line-height="150%" fo:text-indent="0.4923in"/>
    </style:style>
    <style:style style:name="T172" style:parent-style-name="Fonteparág.padrão" style:family="text">
      <style:text-properties style:language-asian="pt" style:country-asian="BR"/>
    </style:style>
    <style:style style:name="T173" style:parent-style-name="Fonteparág.padrão" style:family="text">
      <style:text-properties style:language-asian="pt" style:country-asian="BR"/>
    </style:style>
    <style:style style:name="P174" style:parent-style-name="Normal" style:family="paragraph">
      <style:paragraph-properties fo:text-align="justify" fo:margin-top="0.1666in" fo:margin-bottom="0.1666in" fo:line-height="150%" fo:text-indent="0.4923in"/>
    </style:style>
    <style:style style:name="P175" style:parent-style-name="Normal" style:family="paragraph">
      <style:paragraph-properties fo:text-align="justify" fo:margin-top="0.1666in" fo:margin-bottom="0.1666in" fo:line-height="150%"/>
    </style:style>
    <style:style style:name="T176" style:parent-style-name="Fonteparág.padrão" style:family="text">
      <style:text-properties style:language-asian="pt" style:country-asian="BR"/>
    </style:style>
    <style:style style:name="P177" style:parent-style-name="Normal" style:family="paragraph">
      <style:paragraph-properties fo:text-align="justify" fo:margin-top="0.1666in" fo:margin-bottom="0.1666in" fo:line-height="150%"/>
      <style:text-properties style:font-name="Arial" fo:font-weight="bold" style:font-weight-asian="bold" style:font-size-complex="14pt"/>
    </style:style>
    <style:style style:name="P178" style:parent-style-name="Normal" style:family="paragraph">
      <style:paragraph-properties fo:text-align="justify" fo:margin-bottom="0in" fo:line-height="150%" fo:text-indent="0.4923in"/>
      <style:text-properties style:font-name="Arial"/>
    </style:style>
    <style:style style:name="P179" style:parent-style-name="Normal" style:family="paragraph">
      <style:paragraph-properties fo:text-align="justify" fo:margin-bottom="0in" fo:line-height="150%" fo:text-indent="0.4923in"/>
      <style:text-properties style:font-name="Arial"/>
    </style:style>
    <style:style style:name="P180" style:parent-style-name="Normal" style:family="paragraph">
      <style:paragraph-properties fo:text-align="justify" fo:margin-bottom="0in" fo:line-height="150%" fo:text-indent="0.4923in"/>
      <style:text-properties style:font-name="Arial"/>
    </style:style>
    <style:style style:name="P181" style:parent-style-name="Normal" style:family="paragraph">
      <style:paragraph-properties fo:text-align="justify" fo:margin-bottom="0in" fo:line-height="150%"/>
    </style:style>
    <style:style style:name="P182" style:parent-style-name="Normal" style:family="paragraph">
      <style:paragraph-properties fo:text-align="justify" fo:margin-bottom="0in" fo:line-height="150%"/>
    </style:style>
    <style:style style:name="P183" style:parent-style-name="Normal" style:family="paragraph">
      <style:paragraph-properties fo:text-align="justify" fo:margin-bottom="0in" fo:line-height="150%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style:horizontal-rel="page-content" style:vertical-rel="page-content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style:horizontal-rel="paragraph" style:vertical-rel="page" style:horizontal-pos="from-left" style:vertical-pos="from-top"/>
    </style:style>
  </office:automatic-styles>
  <office:body>
    <office:text text:use-soft-page-breaks="true">
      <text:p text:style-name="P1"><text:span text:style-name="T2">SENAI ETTORE ZANINI</text:span></text:p>
      <text:p text:style-name="P3"><text:span text:style-name="T4">TÉCNICO DESENVOLVIMENTO DE SISTEMAS</text:span></text:p>
      <text:p text:style-name="P5"/>
      <text:p text:style-name="P6"><text:span text:style-name="T7"><text:s text:c="51"/></text:span><text:span text:style-name="T8">Ana Luiza de Assis</text:span></text:p>
      <text:p text:style-name="P9"><text:s text:c="33"/>Luís Otávio Bordin<text:s/>Pereira</text:p>
      <text:p text:style-name="P10"><text:s text:c="38"/>Maria<text:s/>Luísa<text:s/>Campos</text:p>
      <text:p text:style-name="P11"><text:s text:c="35"/>Rafaela Pereira Gusmão</text:p>
      <text:p text:style-name="P12"><text:span text:style-name="T13"><text:s/></text:span></text:p>
      <text:p text:style-name="P14"><text:span text:style-name="T15"><text:s/></text:span></text:p>
      <text:p text:style-name="P16"><text:span text:style-name="T17"><text:s/></text:span></text:p>
      <text:p text:style-name="P18"><text:span text:style-name="T19"><text:s/></text:span></text:p>
      <text:p text:style-name="P20"><text:span text:style-name="T21"><text:s/></text:span></text:p>
      <text:p text:style-name="P22"><text:span text:style-name="T23"><text:s/></text:span></text:p>
      <text:p text:style-name="P24"><text:span text:style-name="T25">CinePop</text:span><text:span text:style-name="T26"><text:line-break/></text:span><text:span text:style-name="T27"><text:line-break/></text:span><text:span text:style-name="T28"><text:line-break/></text:span><text:span text:style-name="T29"><text:s/></text:span><text:span text:style-name="T30"><text:line-break/></text:span></text:p>
      <text:p text:style-name="P31"><text:span text:style-name="T32"><text:s/></text:span></text:p>
      <text:p text:style-name="P33"><text:span text:style-name="T34"><text:s/></text:span></text:p>
      <text:p text:style-name="P35"><text:span text:style-name="T36"><text:s text:c="2"/></text:span></text:p>
      <text:p text:style-name="P37"><text:span text:style-name="T38"><text:s/></text:span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<text:span text:style-name="T47">Sertãozinho</text:span><text:line-break/><text:span text:style-name="T48"><text:s/></text:span><text:span text:style-name="T49">2025</text:span></text:p>
      <text:p text:style-name="P50"><text:span text:style-name="T51">LISTA DE ILUSTRAÇÕES SE HOUVER (GERAR AUTOMATICO)</text:span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><text:span text:style-name="T79">TABELAS SE HOUVER (GERAR AUTOMATICO)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><text:bookmark-start text:name="_Toc193467392"/></text:p>
      <text:p text:style-name="Normal"><text:bookmark-end text:name="_Toc193467392"/></text:p>
      <text:p text:style-name="CabeçalhodoSumário"><text:bookmark-start text:name="_Toc193870838"/><text:bookmark-end text:name="_Toc193870838"/></text:p>
      <text:p text:style-name="CabeçalhodoSumário"><text:bookmark-start text:name="_Toc193875558"/><text:bookmark-end text:name="_Toc193875558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4"><text:a xlink:href="#_Toc193875558" office:target-frame-name="_top" xlink:show="replace"><text:span text:style-name="Hyperlink">Sumário</text:span><text:tab/>4</text:a></text:p>
          <text:p text:style-name="P105"><text:a xlink:href="#_Toc193875559" office:target-frame-name="_top" xlink:show="replace"><text:span text:style-name="T106">INTRODUÇÃO</text:span><text:tab/>4</text:a></text:p>
          <text:p text:style-name="P107"><text:a xlink:href="#_Toc193875560" office:target-frame-name="_top" xlink:show="replace"><text:span text:style-name="T108">1 BENCHMARKING</text:span><text:tab/>5</text:a></text:p>
          <text:p text:style-name="P109"><text:a xlink:href="#_Toc193875561" office:target-frame-name="_top" xlink:show="replace"><text:span text:style-name="T110">1.1<text:s/></text:span><text:span text:style-name="T111">OBJETIVO</text:span><text:tab/>5</text:a></text:p>
          <text:p text:style-name="P112"><text:a xlink:href="#_Toc193875562" office:target-frame-name="_top" xlink:show="replace"><text:span text:style-name="T113">1.2 DADOS COLETADOS</text:span><text:tab/>5</text:a></text:p>
          <text:p text:style-name="P114"><text:a xlink:href="#_Toc193875563" office:target-frame-name="_top" xlink:show="replace"><text:span text:style-name="T115">1.3 RESULTADOS</text:span><text:tab/>7</text:a></text:p>
        </text:index-body>
      </text:table-of-content>
      <text:p text:style-name="Normal"/>
      <text:p text:style-name="Normal"/>
      <text:p text:style-name="Normal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h text:style-name="Título1" text:outline-level="1"><text:bookmark-start text:name="_Toc192662051"/><text:bookmark-start text:name="_Toc193467393"/><text:bookmark-start text:name="_Toc193870839"/><text:bookmark-start text:name="_Toc193875559"/><text:span text:style-name="T134">INTRODUÇÃO</text:span><text:bookmark-end text:name="_Toc192662051"/><text:bookmark-end text:name="_Toc193467393"/><text:bookmark-end text:name="_Toc193870839"/><text:bookmark-end text:name="_Toc193875559"/><text:span text:style-name="T135"><text:s/></text:span></text:h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h text:style-name="P158" text:outline-level="1"><text:bookmark-start text:name="_Toc192662052"/><text:bookmark-start text:name="_Toc193467394"/><text:bookmark-start text:name="_Toc193870840"/><text:bookmark-start text:name="_Toc193875560"/>1 BENCHMARKING<text:bookmark-end text:name="_Toc192662052"/><text:bookmark-end text:name="_Toc193467394"/><text:bookmark-end text:name="_Toc193870840"/><text:bookmark-end text:name="_Toc193875560"/></text:h>
      <text:h text:style-name="P159" text:outline-level="2"><text:bookmark-start text:name="_Toc192662053"/><text:bookmark-start text:name="_Toc193467395"/><text:bookmark-start text:name="_Toc193870841"/><text:bookmark-start text:name="_Toc193875561"/>O benchmarking é uma estratégia poderosa utilizada para<text:s/>aumentar a competitividade e promover a melhoria contínua nas organizações. Trata-se de um processo estruturado de comparação entre os produtos, serviços, métodos e estratégias de uma empresa e aqueles adotados por líderes de mercado ou concorrentes diretos. Através dessa avaliação, torna-se possível reconhecer pontos de melhoria, incorporar boas práticas e impulsionar o desempenho da organização de forma mais eficiente.</text:h>
      <text:h text:style-name="P160" text:outline-level="2"/>
      <text:h text:style-name="P161" text:outline-level="2"><text:span text:style-name="T162">1.1 OBJETIVO</text:span><text:bookmark-end text:name="_Toc192662053"/><text:bookmark-end text:name="_Toc193467395"/><text:bookmark-end text:name="_Toc193870841"/><text:bookmark-end text:name="_Toc193875561"/></text:h>
      <text:p text:style-name="P163">O objetivo principal do benchmarking é identificar boas práticas e implementá-las de maneira adaptada à realidade da empresa, sem simplesmente copiar processos, mas sim aprender e evoluir com base em referências bem-sucedida.</text:p>
      <text:p text:style-name="P164"/>
      <text:h text:style-name="P165" text:outline-level="2"><text:bookmark-start text:name="_Toc192662054"/><text:bookmark-start text:name="_Toc193467396"/><text:bookmark-start text:name="_Toc193870842"/><text:bookmark-start text:name="_Toc193875562"/>1.2 DADOS COLETADOS<text:bookmark-end text:name="_Toc192662054"/><text:bookmark-end text:name="_Toc193467396"/><text:bookmark-end text:name="_Toc193870842"/><text:bookmark-end text:name="_Toc193875562"/><text:s/></text:h>
      <text:p text:style-name="P166"><text:span text:style-name="T167"><draw:frame draw:z-index="251658240" draw:style-name="a0" draw:name="Imagem 8" text:anchor-type="paragraph" svg:x="0.01421in" svg:y="6.82468in" svg:width="6.25in" svg:height="2.68819in" style:rel-width="scale" style:rel-height="scale"><draw:image xlink:href="media/image1.png" xlink:type="simple" xlink:show="embed" xlink:actuate="onLoad"/><svg:title/><svg:desc/></draw:frame></text:span><text:span text:style-name="T168"><draw:frame draw:z-index="251662336" draw:style-name="a1" draw:name="Imagem 16" text:anchor-type="paragraph" svg:x="-0.00438in" svg:y="5.04899in" svg:width="6.26806in" svg:height="1.45278in" style:rel-width="scale" style:rel-height="scale"><draw:image xlink:href="media/image2.png" xlink:type="simple" xlink:show="embed" xlink:actuate="onLoad"/><svg:title/><svg:desc/></draw:frame></text:span><text:span text:style-name="T169">A partir da análise dos dados obtidos na pesquisa de aplicações de tema similares,</text:span><text:span text:style-name="T170"><text:s/>foi possível adicionar diversos elementos à aplicação do cinema.</text:span></text:p>
      <text:p text:style-name="P171"><text:span text:style-name="T172"><draw:frame draw:z-index="251660288" draw:style-name="a2" draw:name="Imagem 13" text:anchor-type="paragraph" svg:x="0.00695in" svg:y="2.75417in" svg:width="6.26806in" svg:height="3.01181in" style:rel-width="scale" style:rel-height="scale"><draw:image xlink:href="media/image3.png" xlink:type="simple" xlink:show="embed" xlink:actuate="onLoad"/><svg:title/><svg:desc/></draw:frame></text:span><text:span text:style-name="T173"><draw:frame draw:z-index="251659264" draw:style-name="a3" draw:name="Imagem 7" text:anchor-type="paragraph" svg:x="0.00353in" svg:y="-0.33488in" svg:width="6.25in" svg:height="2.5in" style:rel-width="scale" style:rel-height="scale"><draw:image xlink:href="media/image4.png" xlink:type="simple" xlink:show="embed" xlink:actuate="onLoad"/><svg:title/><svg:desc/></draw:frame></text:span></text:p>
      <text:p text:style-name="P174"/>
      <text:p text:style-name="P175"><text:span text:style-name="T176"><draw:frame draw:z-index="251663360" draw:style-name="a4" draw:name="Imagem 14" text:anchor-type="paragraph" svg:x="0.04861in" svg:y="7.38403in" svg:width="6.26806in" svg:height="3.08889in" style:rel-width="scale" style:rel-height="scale"><draw:image xlink:href="media/image5.png" xlink:type="simple" xlink:show="embed" xlink:actuate="onLoad"/><svg:title/><svg:desc/></draw:frame></text:span></text:p>
      <text:p text:style-name="P177">RESULTADO</text:p>
      <text:p text:style-name="P178">Durante o processo, analisamos diferentes redes de cinema para entender melhor como funciona a estrutura de seus sites e como apresentam as informações para o<text:s/>público. Escolhemos as redes UCI, Cinemark e Cinépolis por serem populares e possuírem modelos de navegação distintos. Inserimos fotos dos sites dessas três redes no trabalho para ilustrar as diferenças visuais, de layout e de organização das sessões, horários e filmes. Isso nos ajudou a definir quais elementos são importantes para incluir em nossa própria aplicação de cinema, como a clareza nas informações, o uso de imagens dos filmes e a facilidade de navegação.</text:p>
      <text:p text:style-name="P179">Entre os modelos analisados, escolhemos como principal exemplo a aplicação do Cinemark, por ser visualmente mais atrativo e intuito para o usuário. Aplicaremos as características de imagens grandes, design moderno, layout organizado, consulta, seleção rápida de filmes, escolha de horários e assentos, com o objetivo de melhorar a experiência do usuário.</text:p>
      <text:p text:style-name="P180"/>
      <text:p text:style-name="P181"><text:a xlink:href="https://www.ucicinemas.com.br/" office:target-frame-name="_top" xlink:show="replace"><text:span text:style-name="Hyperlink">https://www.ucicinemas.com.br/</text:span></text:a></text:p>
      <text:p text:style-name="P182"><text:a xlink:href="https://www.cinepolis.com.br/" office:target-frame-name="_top" xlink:show="replace"><text:span text:style-name="Hyperlink">https://www.cinepolis.com.br/</text:span></text:a></text:p>
      <text:p text:style-name="P183"><text:a xlink:href="https://www.cinemark.com.br/" office:target-frame-name="_top" xlink:show="replace"><text:span text:style-name="Hyperlink">https://w</text:span><text:bookmark-start text:name="_Hlt195696227"/><text:bookmark-start text:name="_Hlt195696228"/><text:bookmark-end text:name="_Hlt195696227"/><text:bookmark-end text:name="_Hlt195696228"/><text:span text:style-name="Hyperlink">ww.cinemark.com.br/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Ref.denotaderodapé" style:display-name="Ref. de nota de rodapé" style:family="text" style:parent-style-name="Fonteparág.padrão">
      <style:text-properties style:text-position="super 66.6%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ítulo2Char" style:display-name="Título 2 Char" style:family="text" style:parent-style-name="Fonteparág.padrão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libri Light" style:font-name-asian="Times New Roman" style:font-name-complex="Times New Roman" fo:color="#1F4D78"/>
    </style:style>
    <style:style style:name="CabeçalhodoSumário" style:display-name="Cabeçalho do Sumário" style:family="paragraph" style:parent-style-name="Título1" style:next-style-name="Normal" style:default-outline-level="1">
      <style:paragraph-properties fo:line-height="100%"/>
      <style:text-properties style:language-asian="pt" style:country-asian="BR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extodebalão" style:display-name="Texto de balã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Segoe UI" fo:font-size="9pt" style:font-size-asian="9pt" style:font-size-complex="9pt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A CLARA BOMFIM MENDONÇA</meta:initial-creator>
    <dc:creator>Luis Otávio Bordin Pereira</dc:creator>
    <meta:creation-date>2025-04-09T19:17:00Z</meta:creation-date>
    <dc:date>2025-04-16T16:56:00Z</dc:date>
    <meta:template xlink:href="Normal" xlink:type="simple"/>
    <meta:editing-cycles>8</meta:editing-cycles>
    <meta:editing-duration>PT17160S</meta:editing-duration>
    <meta:document-statistic meta:page-count="1" meta:paragraph-count="5" meta:word-count="468" meta:character-count="2995" meta:row-count="21" meta:non-whitespace-character-count="2532"/>
  </office:meta>
</office:document-meta>
</file>